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a7d1e" officeooo:paragraph-rsid="000a7d1e"/>
    </style:style>
    <style:style style:name="P2" style:family="paragraph" style:parent-style-name="Standard">
      <style:text-properties officeooo:rsid="000c0273" officeooo:paragraph-rsid="000c0273"/>
    </style:style>
    <style:style style:name="P3" style:family="paragraph" style:parent-style-name="Standard">
      <style:text-properties officeooo:rsid="000f7062" officeooo:paragraph-rsid="000f7062"/>
    </style:style>
    <style:style style:name="P4" style:family="paragraph" style:parent-style-name="Standard">
      <style:text-properties officeooo:rsid="001f2069" officeooo:paragraph-rsid="001f2069"/>
    </style:style>
    <style:style style:name="P5" style:family="paragraph" style:parent-style-name="Standard">
      <style:text-properties officeooo:rsid="0021997b" officeooo:paragraph-rsid="0021997b"/>
    </style:style>
    <style:style style:name="P6" style:family="paragraph" style:parent-style-name="Standard">
      <style:text-properties officeooo:rsid="0022ba5a" officeooo:paragraph-rsid="0022ba5a"/>
    </style:style>
    <style:style style:name="P7" style:family="paragraph" style:parent-style-name="Standard">
      <style:text-properties officeooo:rsid="00274531" officeooo:paragraph-rsid="00274531"/>
    </style:style>
    <style:style style:name="P8" style:family="paragraph" style:parent-style-name="Standard">
      <style:text-properties officeooo:rsid="0027c157" officeooo:paragraph-rsid="0027c157"/>
    </style:style>
    <style:style style:name="P9" style:family="paragraph" style:parent-style-name="Standard">
      <style:text-properties officeooo:rsid="0028f501" officeooo:paragraph-rsid="0028f501"/>
    </style:style>
    <style:style style:name="P10" style:family="paragraph" style:parent-style-name="Standard">
      <style:text-properties officeooo:rsid="002ab5cc" officeooo:paragraph-rsid="002ab5cc"/>
    </style:style>
    <style:style style:name="P11" style:family="paragraph" style:parent-style-name="Standard">
      <style:text-properties officeooo:rsid="002c7549" officeooo:paragraph-rsid="002c7549"/>
    </style:style>
    <style:style style:name="P12" style:family="paragraph" style:parent-style-name="Standard">
      <style:text-properties officeooo:rsid="0031a00d" officeooo:paragraph-rsid="0031a00d"/>
    </style:style>
    <style:style style:name="P13" style:family="paragraph" style:parent-style-name="Standard">
      <style:text-properties officeooo:rsid="00352f62" officeooo:paragraph-rsid="00352f62"/>
    </style:style>
    <style:style style:name="P14" style:family="paragraph" style:parent-style-name="Standard">
      <style:text-properties officeooo:rsid="0036bd18" officeooo:paragraph-rsid="0036bd18"/>
    </style:style>
    <style:style style:name="P15" style:family="paragraph" style:parent-style-name="Standard">
      <style:text-properties officeooo:rsid="0036f224" officeooo:paragraph-rsid="0036f224"/>
    </style:style>
    <style:style style:name="P16" style:family="paragraph" style:parent-style-name="Standard">
      <style:text-properties officeooo:rsid="0038d8aa" officeooo:paragraph-rsid="0038d8aa"/>
    </style:style>
    <style:style style:name="P17" style:family="paragraph" style:parent-style-name="Standard">
      <style:text-properties officeooo:rsid="003ace6f" officeooo:paragraph-rsid="003ace6f"/>
    </style:style>
    <style:style style:name="P18" style:family="paragraph" style:parent-style-name="Standard">
      <style:text-properties officeooo:rsid="003f361b" officeooo:paragraph-rsid="003f361b"/>
    </style:style>
    <style:style style:name="P19" style:family="paragraph" style:parent-style-name="Standard">
      <style:text-properties officeooo:rsid="00409a50" officeooo:paragraph-rsid="00409a50"/>
    </style:style>
    <style:style style:name="P20" style:family="paragraph" style:parent-style-name="Standard">
      <style:text-properties officeooo:rsid="004db175" officeooo:paragraph-rsid="004db175"/>
    </style:style>
    <style:style style:name="P21" style:family="paragraph" style:parent-style-name="Standard">
      <style:text-properties officeooo:rsid="004ef5a2" officeooo:paragraph-rsid="004ef5a2"/>
    </style:style>
    <style:style style:name="P22" style:family="paragraph" style:parent-style-name="Standard">
      <style:text-properties officeooo:rsid="00559bab" officeooo:paragraph-rsid="00559bab"/>
    </style:style>
    <style:style style:name="P23" style:family="paragraph" style:parent-style-name="Standard">
      <style:text-properties officeooo:rsid="00576d11" officeooo:paragraph-rsid="00576d11"/>
    </style:style>
    <style:style style:name="P24" style:family="paragraph" style:parent-style-name="Standard">
      <style:text-properties officeooo:rsid="0058cfdc" officeooo:paragraph-rsid="0058cfdc"/>
    </style:style>
    <style:style style:name="P25" style:family="paragraph" style:parent-style-name="Standard">
      <style:text-properties officeooo:rsid="0059fcea" officeooo:paragraph-rsid="0059fcea"/>
    </style:style>
    <style:style style:name="P26" style:family="paragraph" style:parent-style-name="Standard">
      <style:text-properties officeooo:rsid="005b62c9" officeooo:paragraph-rsid="005b62c9"/>
    </style:style>
    <style:style style:name="P27" style:family="paragraph" style:parent-style-name="Standard">
      <style:text-properties officeooo:rsid="005f3601" officeooo:paragraph-rsid="005f3601"/>
    </style:style>
    <style:style style:name="P28" style:family="paragraph" style:parent-style-name="Standard">
      <style:text-properties officeooo:rsid="005f5382" officeooo:paragraph-rsid="005f5382"/>
    </style:style>
    <style:style style:name="P29" style:family="paragraph" style:parent-style-name="Standard">
      <style:text-properties officeooo:rsid="006080a9" officeooo:paragraph-rsid="006080a9"/>
    </style:style>
    <style:style style:name="P30" style:family="paragraph" style:parent-style-name="Standard">
      <style:text-properties officeooo:rsid="00641e3c" officeooo:paragraph-rsid="00641e3c"/>
    </style:style>
    <style:style style:name="P31" style:family="paragraph" style:parent-style-name="Standard">
      <style:text-properties officeooo:rsid="00658f73" officeooo:paragraph-rsid="00658f73"/>
    </style:style>
    <style:style style:name="P32" style:family="paragraph" style:parent-style-name="Standard">
      <style:text-properties officeooo:rsid="0068fbe6" officeooo:paragraph-rsid="0068fbe6"/>
    </style:style>
    <style:style style:name="P33" style:family="paragraph" style:parent-style-name="Standard">
      <style:text-properties officeooo:rsid="006b218c" officeooo:paragraph-rsid="006b218c"/>
    </style:style>
    <style:style style:name="P34" style:family="paragraph" style:parent-style-name="Standard">
      <style:text-properties officeooo:rsid="006d208b" officeooo:paragraph-rsid="006d208b"/>
    </style:style>
    <style:style style:name="P35" style:family="paragraph" style:parent-style-name="Standard">
      <style:text-properties officeooo:rsid="006f093f" officeooo:paragraph-rsid="006f093f"/>
    </style:style>
    <style:style style:name="P36" style:family="paragraph" style:parent-style-name="Standard">
      <style:text-properties officeooo:rsid="0070fd57" officeooo:paragraph-rsid="0070fd57"/>
    </style:style>
    <style:style style:name="P37" style:family="paragraph" style:parent-style-name="Standard">
      <style:text-properties officeooo:rsid="00715db8" officeooo:paragraph-rsid="00715db8"/>
    </style:style>
    <style:style style:name="P38" style:family="paragraph" style:parent-style-name="Standard">
      <style:text-properties officeooo:rsid="00731828" officeooo:paragraph-rsid="00731828"/>
    </style:style>
    <style:style style:name="P39" style:family="paragraph" style:parent-style-name="Standard">
      <style:text-properties officeooo:rsid="007557e2" officeooo:paragraph-rsid="007557e2"/>
    </style:style>
    <style:style style:name="P40" style:family="paragraph" style:parent-style-name="Standard">
      <style:text-properties officeooo:rsid="00761b33" officeooo:paragraph-rsid="00761b33"/>
    </style:style>
    <style:style style:name="P41" style:family="paragraph" style:parent-style-name="Standard">
      <style:text-properties officeooo:rsid="00796c43" officeooo:paragraph-rsid="00796c43"/>
    </style:style>
    <style:style style:name="P42" style:family="paragraph" style:parent-style-name="Standard">
      <style:text-properties officeooo:rsid="007d0de2" officeooo:paragraph-rsid="007d0de2"/>
    </style:style>
    <style:style style:name="P43" style:family="paragraph" style:parent-style-name="Standard">
      <style:text-properties officeooo:rsid="007d66eb" officeooo:paragraph-rsid="007d66eb"/>
    </style:style>
    <style:style style:name="P44" style:family="paragraph" style:parent-style-name="Standard">
      <style:text-properties officeooo:rsid="007d83d6" officeooo:paragraph-rsid="007d83d6"/>
    </style:style>
    <style:style style:name="P45" style:family="paragraph" style:parent-style-name="Standard">
      <style:text-properties style:text-underline-style="solid" style:text-underline-width="auto" style:text-underline-color="font-color" officeooo:rsid="007d83d6" officeooo:paragraph-rsid="007d83d6"/>
    </style:style>
    <style:style style:name="P46" style:family="paragraph" style:parent-style-name="Standard">
      <style:text-properties officeooo:rsid="00834438" officeooo:paragraph-rsid="00834438"/>
    </style:style>
    <style:style style:name="P47" style:family="paragraph" style:parent-style-name="Standard">
      <style:text-properties officeooo:rsid="00865253" officeooo:paragraph-rsid="00865253"/>
    </style:style>
    <style:style style:name="P48" style:family="paragraph" style:parent-style-name="Standard">
      <style:text-properties officeooo:rsid="0086f83b" officeooo:paragraph-rsid="0086f83b"/>
    </style:style>
    <style:style style:name="P49" style:family="paragraph" style:parent-style-name="Standard">
      <style:text-properties officeooo:rsid="00888481" officeooo:paragraph-rsid="00888481"/>
    </style:style>
    <style:style style:name="P50" style:family="paragraph" style:parent-style-name="Standard">
      <style:text-properties officeooo:rsid="008a8375" officeooo:paragraph-rsid="008a8375"/>
    </style:style>
    <style:style style:name="P51" style:family="paragraph" style:parent-style-name="Standard">
      <style:text-properties officeooo:rsid="008a8c32" officeooo:paragraph-rsid="008a8375"/>
    </style:style>
    <style:style style:name="P52" style:family="paragraph" style:parent-style-name="Standard">
      <style:text-properties officeooo:rsid="008c3fd6" officeooo:paragraph-rsid="008c3fd6"/>
    </style:style>
    <style:style style:name="P53" style:family="paragraph" style:parent-style-name="Standard">
      <style:text-properties officeooo:rsid="008c9af7" officeooo:paragraph-rsid="008c9af7"/>
    </style:style>
    <style:style style:name="P54" style:family="paragraph" style:parent-style-name="Standard">
      <style:text-properties officeooo:rsid="008ee222" officeooo:paragraph-rsid="008ee222"/>
    </style:style>
    <style:style style:name="P55" style:family="paragraph" style:parent-style-name="Standard">
      <style:text-properties officeooo:rsid="008fb7cb" officeooo:paragraph-rsid="008fb7cb"/>
    </style:style>
    <style:style style:name="P56" style:family="paragraph" style:parent-style-name="Standard">
      <style:text-properties officeooo:rsid="0092824d" officeooo:paragraph-rsid="0092824d"/>
    </style:style>
    <style:style style:name="P57" style:family="paragraph" style:parent-style-name="Standard">
      <style:text-properties officeooo:rsid="0092824d" officeooo:paragraph-rsid="00a303da"/>
    </style:style>
    <style:style style:name="P58" style:family="paragraph" style:parent-style-name="Standard">
      <style:text-properties officeooo:rsid="0092e306" officeooo:paragraph-rsid="0092e306"/>
    </style:style>
    <style:style style:name="P59" style:family="paragraph" style:parent-style-name="Standard">
      <style:text-properties officeooo:rsid="00a8d84f" officeooo:paragraph-rsid="00a8d84f"/>
    </style:style>
    <style:style style:name="P60" style:family="paragraph" style:parent-style-name="Standard">
      <style:text-properties officeooo:rsid="00ab4f04" officeooo:paragraph-rsid="00ab4f04"/>
    </style:style>
    <style:style style:name="P61" style:family="paragraph" style:parent-style-name="Standard">
      <style:text-properties officeooo:rsid="00aed863" officeooo:paragraph-rsid="00aed863"/>
    </style:style>
    <style:style style:name="P62" style:family="paragraph" style:parent-style-name="Standard">
      <style:text-properties officeooo:rsid="00b06fbb" officeooo:paragraph-rsid="00b06fbb"/>
    </style:style>
    <style:style style:name="P63" style:family="paragraph" style:parent-style-name="Standard">
      <style:text-properties officeooo:rsid="00b0a14e" officeooo:paragraph-rsid="00b0a14e"/>
    </style:style>
    <style:style style:name="P64" style:family="paragraph" style:parent-style-name="Standard">
      <style:text-properties officeooo:rsid="00b105b9" officeooo:paragraph-rsid="00b105b9"/>
    </style:style>
    <style:style style:name="P65" style:family="paragraph" style:parent-style-name="Standard">
      <style:text-properties officeooo:rsid="00b21464" officeooo:paragraph-rsid="00b21464"/>
    </style:style>
    <style:style style:name="P66" style:family="paragraph" style:parent-style-name="Standard">
      <style:text-properties officeooo:rsid="00b3e0d4" officeooo:paragraph-rsid="00b3e0d4"/>
    </style:style>
    <style:style style:name="P67" style:family="paragraph" style:parent-style-name="Standard">
      <style:text-properties officeooo:rsid="00b7bb7b" officeooo:paragraph-rsid="00b7bb7b"/>
    </style:style>
    <style:style style:name="P68" style:family="paragraph" style:parent-style-name="Standard">
      <style:text-properties officeooo:rsid="00bb2a05" officeooo:paragraph-rsid="00bb2a05"/>
    </style:style>
    <style:style style:name="P69" style:family="paragraph" style:parent-style-name="Standard">
      <style:text-properties officeooo:rsid="00be351b" officeooo:paragraph-rsid="00be351b"/>
    </style:style>
    <style:style style:name="P70" style:family="paragraph" style:parent-style-name="Standard">
      <style:text-properties officeooo:rsid="00bfb7ea" officeooo:paragraph-rsid="00bfb7ea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c7549" officeooo:paragraph-rsid="002c7549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6f224" officeooo:paragraph-rsid="0036f224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3f361b" officeooo:paragraph-rsid="003f361b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409a50" officeooo:paragraph-rsid="00409a50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41e3c" officeooo:paragraph-rsid="00641e3c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6b218c" officeooo:paragraph-rsid="006b218c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70fd57" officeooo:paragraph-rsid="00761b33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92e306" officeooo:paragraph-rsid="0092e306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ab4f04" officeooo:paragraph-rsid="00ab4f04"/>
    </style:style>
    <style:style style:name="P80" style:family="paragraph" style:parent-style-name="Standard">
      <style:text-properties officeooo:rsid="00bfb7ea" officeooo:paragraph-rsid="00bfb7ea"/>
    </style:style>
    <style:style style:name="P81" style:family="paragraph" style:parent-style-name="Standard">
      <style:text-properties officeooo:rsid="00c227a0" officeooo:paragraph-rsid="00c227a0"/>
    </style:style>
    <style:style style:name="P82" style:family="paragraph" style:parent-style-name="Standard">
      <style:text-properties officeooo:rsid="00c38569" officeooo:paragraph-rsid="00c38569"/>
    </style:style>
    <style:style style:name="P83" style:family="paragraph" style:parent-style-name="Standard">
      <style:text-properties officeooo:rsid="00c4ed8e" officeooo:paragraph-rsid="00c4ed8e"/>
    </style:style>
    <style:style style:name="P84" style:family="paragraph" style:parent-style-name="Standard">
      <style:text-properties officeooo:rsid="00c6e6cb" officeooo:paragraph-rsid="00c6e6cb"/>
    </style:style>
    <style:style style:name="P85" style:family="paragraph" style:parent-style-name="Standard">
      <style:text-properties officeooo:rsid="00c8e15e" officeooo:paragraph-rsid="00c8e15e"/>
    </style:style>
    <style:style style:name="P86" style:family="paragraph" style:parent-style-name="Standard">
      <style:text-properties officeooo:rsid="00cc8c8f" officeooo:paragraph-rsid="00cc8c8f"/>
    </style:style>
    <style:style style:name="P87" style:family="paragraph" style:parent-style-name="Standard">
      <style:text-properties officeooo:rsid="00d1a8be" officeooo:paragraph-rsid="00d1a8be"/>
    </style:style>
    <style:style style:name="P88" style:family="paragraph" style:parent-style-name="Standard">
      <style:text-properties officeooo:rsid="00d1fa02" officeooo:paragraph-rsid="00d1fa02"/>
    </style:style>
    <style:style style:name="P89" style:family="paragraph" style:parent-style-name="Standard">
      <style:text-properties officeooo:rsid="00d35b9b" officeooo:paragraph-rsid="00d35b9b"/>
    </style:style>
    <style:style style:name="T1" style:family="text">
      <style:text-properties officeooo:rsid="000fe726"/>
    </style:style>
    <style:style style:name="T2" style:family="text">
      <style:text-properties officeooo:rsid="00129f84"/>
    </style:style>
    <style:style style:name="T3" style:family="text">
      <style:text-properties officeooo:rsid="001fd6d3"/>
    </style:style>
    <style:style style:name="T4" style:family="text">
      <style:text-properties officeooo:rsid="00237fdf"/>
    </style:style>
    <style:style style:name="T5" style:family="text">
      <style:text-properties officeooo:rsid="00273244"/>
    </style:style>
    <style:style style:name="T6" style:family="text">
      <style:text-properties officeooo:rsid="002e8880"/>
    </style:style>
    <style:style style:name="T7" style:family="text">
      <style:text-properties officeooo:rsid="003276aa"/>
    </style:style>
    <style:style style:name="T8" style:family="text">
      <style:text-properties officeooo:rsid="00594764"/>
    </style:style>
    <style:style style:name="T9" style:family="text">
      <style:text-properties officeooo:rsid="006080a9"/>
    </style:style>
    <style:style style:name="T10" style:family="text">
      <style:text-properties officeooo:rsid="00617b3c"/>
    </style:style>
    <style:style style:name="T11" style:family="text">
      <style:text-properties officeooo:rsid="006f851e"/>
    </style:style>
    <style:style style:name="T12" style:family="text">
      <style:text-properties officeooo:rsid="00767fa9"/>
    </style:style>
    <style:style style:name="T13" style:family="text">
      <style:text-properties officeooo:rsid="008fb7cb"/>
    </style:style>
    <style:style style:name="T14" style:family="text">
      <style:text-properties officeooo:rsid="0092e306"/>
    </style:style>
    <style:style style:name="T15" style:family="text">
      <style:text-properties officeooo:rsid="0093fb3b"/>
    </style:style>
    <style:style style:name="T16" style:family="text">
      <style:text-properties officeooo:rsid="00973b8e"/>
    </style:style>
    <style:style style:name="T17" style:family="text">
      <style:text-properties officeooo:rsid="00a303da"/>
    </style:style>
    <style:style style:name="T18" style:family="text">
      <style:text-properties officeooo:rsid="00a5393b"/>
    </style:style>
    <style:style style:name="T19" style:family="text">
      <style:text-properties officeooo:rsid="00a62f7b"/>
    </style:style>
    <style:style style:name="T20" style:family="text">
      <style:text-properties officeooo:rsid="00a7d158"/>
    </style:style>
    <style:style style:name="T21" style:family="text">
      <style:text-properties officeooo:rsid="00b5c90e"/>
    </style:style>
    <style:style style:name="T22" style:family="text">
      <style:text-properties officeooo:rsid="00c8e15e"/>
    </style:style>
    <style:style style:name="T23" style:family="text">
      <style:text-properties officeooo:rsid="00ce3a9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as sobre Go:</text:p>
      <text:p text:style-name="P1"/>
      <text:p text:style-name="P1">…</text:p>
      <text:p text:style-name="P1"/>
      <text:p text:style-name="P2"><text:span text:style-name="T2">En ASCII, c</text:span>ada carácter se codifica con 8 bits.</text:p>
      <text:p text:style-name="P3">En Unicode hay muchos más caracteres <text:span text:style-name="T1">y además hay reglas para escribirlos. Codepoints puede ser un solo carácter o pueden ser varios. Se suelen codificar en 4 bytes. En Go, esto se llama runa y es un int32. Para solucionar el problema de tamaño, se inventaron un sistema.</text:span></text:p>
      <text:p text:style-name="P3"/>
      <text:p text:style-name="P4">El ancho del carácter es variable. <text:span text:style-name="T3">Los strings en Go, utilizan la representación externa de Unicode.</text:span></text:p>
      <text:p text:style-name="P4"/>
      <text:p text:style-name="P5">Las constantes de Go no son de tipo concreto <text:span text:style-name="T4">y precisión arbitraria. Pueden tener la precisión que se necesite.</text:span></text:p>
      <text:p text:style-name="P6">&lt;&lt; es shift left. Mueve a la izquierda.</text:p>
      <text:p text:style-name="P6">%<text:span text:style-name="T5">T de una variable la inspecciona e tipo.</text:span></text:p>
      <text:p text:style-name="P7">Printf es para imprimir en binaria.</text:p>
      <text:p text:style-name="P7"/>
      <text:p text:style-name="P8">Variable inmutable vs Constante:</text:p>
      <text:p text:style-name="P8"/>
      <text:p text:style-name="P9">const int A=3; <text:span text:style-name="T6">(Variable inmutable)</text:span></text:p>
      <text:p text:style-name="P9"/>
      <text:p text:style-name="P9">enum{</text:p>
      <text:p text:style-name="P9"><text:tab/>A=3; <text:span text:style-name="T6">(Constante)</text:span></text:p>
      <text:p text:style-name="P9">}</text:p>
      <text:p text:style-name="P9"/>
      <text:p text:style-name="P10">La variables inmutables en tiempo de ejecución existen.</text:p>
      <text:p text:style-name="P11">Las constantes solo existen en tiempo de compilación.</text:p>
      <text:p text:style-name="P71"/>
      <text:p text:style-name="P11"/>
      <text:p text:style-name="P12">Bucles:</text:p>
      <text:p text:style-name="P12"/>
      <text:p text:style-name="P12">Sin paréntesis, <text:span text:style-name="T7">son parecidos a los de C</text:span></text:p>
      <text:p text:style-name="P12"/>
      <text:p text:style-name="P13">No hay bucle while, es igual que el for pero solo con la condión de parada.</text:p>
      <text:p text:style-name="P14">Puedes hacer declaraciones en el mismo IF, pero solo viven en el IF y en el else.</text:p>
      <text:p text:style-name="P14"/>
      <text:p text:style-name="P15">Switch: por defecto no hace el fallthrough, se puede poner también el break.</text:p>
      <text:p text:style-name="P15"/>
      <text:p text:style-name="P72"/>
      <text:p text:style-name="P15"/>
      <text:p text:style-name="P16">Defer: ver</text:p>
      <text:p text:style-name="P16"/>
      <text:p text:style-name="P16">Slices: tamaño variable de arrays.</text:p>
      <text:p text:style-name="P16"/>
      <text:p text:style-name="P16">Cada slice tiene un puntero al array original, el tamaño del slice y la capacidad máxima (desde el index del original hasta el final del array original)</text:p>
      <text:p text:style-name="P16"/>
      <text:p text:style-name="P17">No hay constantes de tipo map</text:p>
      <text:p text:style-name="P17"/>
      <text:p text:style-name="P17"/>
      <text:p text:style-name="P17"/>
      <text:p text:style-name="P17"/>
      <text:p text:style-name="P18"><text:soft-page-break/>Range sobre los mapas devuelve valores y claves.</text:p>
      <text:p text:style-name="P73"/>
      <text:p text:style-name="P18"/>
      <text:p text:style-name="P19">Punteros a función:</text:p>
      <text:p text:style-name="P19"/>
      <text:p text:style-name="P19">se puede pasar a una función una func como parámetro</text:p>
      <text:p text:style-name="P19"/>
      <text:p text:style-name="P19"/>
      <text:p text:style-name="P19">package main</text:p>
      <text:p text:style-name="P19"/>
      <text:p text:style-name="P19">import (</text:p>
      <text:p text:style-name="P19"><text:tab/>"fmt"</text:p>
      <text:p text:style-name="P19"><text:tab/>"math"</text:p>
      <text:p text:style-name="P19">)</text:p>
      <text:p text:style-name="P19"/>
      <text:p text:style-name="P19">func euclidDist(x, y float64) float64 {</text:p>
      <text:p text:style-name="P19"><text:tab/>return math.Sqrt(x*x + y*y)</text:p>
      <text:p text:style-name="P19">}</text:p>
      <text:p text:style-name="P19"/>
      <text:p text:style-name="P19">func taxicab(x, y float64) float64{</text:p>
      <text:p text:style-name="P19"><text:tab/>return math.Abs(x) + math.Abs(y)</text:p>
      <text:p text:style-name="P19">}</text:p>
      <text:p text:style-name="P19"/>
      <text:p text:style-name="P19">func main() {</text:p>
      <text:p text:style-name="P19"><text:tab/>var dist func(float64, float64) float64</text:p>
      <text:p text:style-name="P19"><text:tab/>dist = taxicab</text:p>
      <text:p text:style-name="P19"><text:tab/>fmt.Println(dist(3, 3))</text:p>
      <text:p text:style-name="P19">}</text:p>
      <text:p text:style-name="P19"/>
      <text:p text:style-name="P19"/>
      <text:p text:style-name="P74"/>
      <text:p text:style-name="P19"/>
      <text:p text:style-name="P20">Clausuras <text:s/>y retornar funcione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package main</text:p>
      <text:p text:style-name="P20"/>
      <text:p text:style-name="P20">import "fmt"</text:p>
      <text:p text:style-name="P20"/>
      <text:p text:style-name="P20">func adder(z int) func(int) int {</text:p>
      <text:p text:style-name="P20"/>
      <text:p text:style-name="P20"><text:tab/>return func(x int) int {</text:p>
      <text:p text:style-name="P20"><text:tab/><text:tab/>y := x + z</text:p>
      <text:p text:style-name="P20"><text:tab/><text:tab/>return y</text:p>
      <text:p text:style-name="P20"><text:tab/>}</text:p>
      <text:p text:style-name="P20">}</text:p>
      <text:p text:style-name="P20"/>
      <text:p text:style-name="P20">func main() {</text:p>
      <text:p text:style-name="P20"><text:tab/>f := adder(3)</text:p>
      <text:p text:style-name="P20"><text:tab/>for i := 0; i &lt; 10; i++ {</text:p>
      <text:p text:style-name="P20"><text:tab/><text:tab/>fmt.Println(f(i))</text:p>
      <text:p text:style-name="P20"><text:tab/>}</text:p>
      <text:p text:style-name="P20"><text:tab/></text:p>
      <text:p text:style-name="P20"><text:tab/>f2 := adder(-10)</text:p>
      <text:p text:style-name="P20"><text:tab/>for i := 0; i &lt; 10; i++ {</text:p>
      <text:p text:style-name="P20"><text:tab/><text:tab/>fmt.Println(f2(i))</text:p>
      <text:p text:style-name="P20"><text:tab/>}</text:p>
      <text:p text:style-name="P20">}</text:p>
      <text:p text:style-name="P19"/>
      <text:p text:style-name="P19"/>
      <text:p text:style-name="P21">y: sorpresa:</text:p>
      <text:p text:style-name="P21"/>
      <text:p text:style-name="P21">func adder(z int) func (int) func (int) int{</text:p>
      <text:p text:style-name="P21"><text:tab/>return func (x) int func (int) int{</text:p>
      <text:p text:style-name="P21"><text:tab/><text:tab/>….</text:p>
      <text:p text:style-name="P21"/>
      <text:p text:style-name="P19"/>
      <text:p text:style-name="P21">adder(3)(4)</text:p>
      <text:p text:style-name="P21">f(2)</text:p>
      <text:p text:style-name="P21"/>
      <text:p text:style-name="P21">y funciona</text:p>
      <text:p text:style-name="P21"/>
      <text:p text:style-name="P21"/>
      <text:p text:style-name="P21"/>
      <text:p text:style-name="P22">clausura: son como instnacias pero no</text:p>
      <text:p text:style-name="P22">tiene que ver con las variables locales de la llamada.</text:p>
      <text:p text:style-name="P21"/>
      <text:p text:style-name="P23">Tipos abstractos:</text:p>
      <text:p text:style-name="P23"/>
      <text:p text:style-name="P23">puedo definir los elementos y además las operaciones</text:p>
      <text:p text:style-name="P24">te puedes definir métodos (operaciones<text:span text:style-name="T8">)</text:span></text:p>
      <text:p text:style-name="P24"/>
      <text:p text:style-name="P25">No hay orientación a objetos porque no hay jerarquía, pero puedes definir métodos o valores para un tipo que tú te creas.</text:p>
      <text:p text:style-name="P26">Record != clase</text:p>
      <text:p text:style-name="P26"/>
      <text:p text:style-name="P26">Record son datos solo, clase son elementos y métodos.</text:p>
      <text:p text:style-name="P27"><text:soft-page-break/>En go no hay orden, mientras definas sobre qué tipo abstracto opera ese método, puedes ponerlo donde quieras.</text:p>
      <text:p text:style-name="P28"/>
      <text:p text:style-name="P28">Si es derivado de un tipo existente:</text:p>
      <text:p text:style-name="P28"/>
      <text:p text:style-name="P28">type myFloat float64</text:p>
      <text:p text:style-name="P28"/>
      <text:p text:style-name="P28">y <text:span text:style-name="T9">defines métodos con receptor</text:span></text:p>
      <text:p text:style-name="P28"/>
      <text:p text:style-name="P28"/>
      <text:p text:style-name="P28">si no:</text:p>
      <text:p text:style-name="P28"/>
      <text:p text:style-name="P28">type Punto struct{</text:p>
      <text:p text:style-name="P28"><text:tab/>X int</text:p>
      <text:p text:style-name="P28"><text:tab/>Y int</text:p>
      <text:p text:style-name="P28">}</text:p>
      <text:p text:style-name="P28"/>
      <text:p text:style-name="P29">lo mismo, <text:span text:style-name="T10">con receptor</text:span></text:p>
      <text:p text:style-name="P28"/>
      <text:p text:style-name="P30">recuerda:</text:p>
      <text:p text:style-name="P30">tipos de datos por valor: casi todos</text:p>
      <text:p text:style-name="P30">por referencia: mapas y slices</text:p>
      <text:p text:style-name="P30"/>
      <text:p text:style-name="P75"/>
      <text:p text:style-name="P30"/>
      <text:p text:style-name="P31">interfaces:</text:p>
      <text:p text:style-name="P31"/>
      <text:p text:style-name="P32">pueden apuntar a cualquier valor que tenga esa operación</text:p>
      <text:p text:style-name="P32"/>
      <text:p text:style-name="P33">por ejemplo: tinees un pintador</text:p>
      <text:p text:style-name="P33">una forma geométrica tiene el método pintar</text:p>
      <text:p text:style-name="P33">un painter le das la forma geométrica y se pinta</text:p>
      <text:p text:style-name="P76"/>
      <text:p text:style-name="P33"/>
      <text:p text:style-name="P34">concurrencia:</text:p>
      <text:p text:style-name="P34"/>
      <text:p text:style-name="P34">más de un Program counter y un stack pointer</text:p>
      <text:p text:style-name="P35">planificación expulsiva y colaborativa: <text:span text:style-name="T11">conciencia de si existen otros hilos o no.</text:span></text:p>
      <text:p text:style-name="P35"/>
      <text:p text:style-name="P36">proceso: expulsivo y no comparte memoria. Kernel</text:p>
      <text:p text:style-name="P36">thread de kernel: expulsivo y no comparte memoria. Kernel</text:p>
      <text:p text:style-name="P37">operación atómica: o se hace entera o no se hace.</text:p>
      <text:p text:style-name="P37"/>
      <text:p text:style-name="P38">En Go, si un thread llama a un sleep por ejemplo, se hace algo para que el proceso no se bloquee entero.</text:p>
      <text:p text:style-name="P38"/>
      <text:p text:style-name="P39">Go tiene su porpio sistem ad e sincronización de procesos que es un poco particular.</text:p>
      <text:p text:style-name="P39"/>
      <text:p text:style-name="P40">Se pueden usar channels para sincronizar porque los channels son bloqueantes. Un hilo puede <text:span text:style-name="T12">darle un puntero a otro para que puedan compartir una variable o lo que sea.</text:span></text:p>
      <text:p text:style-name="P41">Un canal puede tener un buffer para almacenar cosas.</text:p>
      <text:p text:style-name="P42">Los canales se pueden abrir y cerraer</text:p>
      <text:p text:style-name="P42"><text:soft-page-break/>range en un canal: ver si el canal está cerrado.</text:p>
      <text:p text:style-name="P43">Select es como switch pero para canales. Vale para recepción y envío.</text:p>
      <text:p text:style-name="P40"/>
      <text:p text:style-name="P77"/>
      <text:p text:style-name="P36"/>
      <text:p text:style-name="P46">The Go programming language (libro recomendado)</text:p>
      <text:p text:style-name="P36"/>
      <text:p text:style-name="P45">Tokenizadores</text:p>
      <text:p text:style-name="P44"/>
      <text:p text:style-name="P47">Los tipos prefedinidos son valores de tipo distintos a los normales.</text:p>
      <text:p text:style-name="P48">Una máquina de estados/autómata te dice el token más general.</text:p>
      <text:p text:style-name="P48"/>
      <text:p text:style-name="P49">Read y write con buffer: cada llamada al sistema es muy lenta. Para eso están los buffers, para leer cosas a la vez.</text:p>
      <text:p text:style-name="P50">Ver el readline de Go</text:p>
      <text:p text:style-name="P51">Dame un token= Lex</text:p>
      <text:p text:style-name="P52">Bufio y runescanner: implementaciones de Go</text:p>
      <text:p text:style-name="P53">Panic es una excepción, pero se usa cuando algo ha reventado de verdad, no como las de python.</text:p>
      <text:p text:style-name="P53"/>
      <text:p text:style-name="P54">Por ejemplo:</text:p>
      <text:p text:style-name="P54"/>
      <text:p text:style-name="P54">func f(){</text:p>
      <text:p text:style-name="P54"><text:tab/>panic()</text:p>
      <text:p text:style-name="P54">}</text:p>
      <text:p text:style-name="P54"/>
      <text:p text:style-name="P54">func main(){</text:p>
      <text:p text:style-name="P54"><text:tab/>defer func(){ <text:span text:style-name="T13">←-------------esto se ejecuta cuando retorna main</text:span></text:p>
      <text:p text:style-name="P54"><text:tab/><text:tab/><text:span text:style-name="T13">r = recover</text:span></text:p>
      <text:p text:style-name="P54"><text:tab/><text:tab/><text:span text:style-name="T13">si r excepcion: nosequé</text:span></text:p>
      <text:p text:style-name="P55"><text:tab/><text:tab/>si r no excepción: nosecuanto</text:p>
      <text:p text:style-name="P54"><text:tab/>}()</text:p>
      <text:p text:style-name="P54"><text:tab/><text:span text:style-name="T13">f()</text:span></text:p>
      <text:p text:style-name="P54">}</text:p>
      <text:p text:style-name="P36"/>
      <text:p text:style-name="P56">tipos de testing:</text:p>
      <text:p text:style-name="P56"/>
      <text:p text:style-name="P56">-testing unitario: <text:span text:style-name="T15">prueba partes ortogonales de un programa.</text:span></text:p>
      <text:p text:style-name="P56">-testing de integración: <text:span text:style-name="T16">prueba que las diferentes partes del programa funciona en su conjunto.</text:span></text:p>
      <text:p text:style-name="P56">-<text:span text:style-name="T14">regresión: probar si un cambio revienta todo cuando ya funcionaba algo.</text:span></text:p>
      <text:p text:style-name="P57">-<text:span text:style-name="T14">caja blanca: puede probar todo dentro de una librería.</text:span></text:p>
      <text:p text:style-name="P58">-caja negra: <text:span text:style-name="T17">el test usa el mismo API que usa el público.</text:span></text:p>
      <text:p text:style-name="P58">-<text:span text:style-name="T18">mocking: el concepto de gazebo. No probar en un robot si no en algo que lo emula.</text:span></text:p>
      <text:p text:style-name="P58">-<text:span text:style-name="T19">versionado: pues eso</text:span></text:p>
      <text:p text:style-name="P58">-<text:span text:style-name="T20">versionado semántico: major, minor y patch</text:span></text:p>
      <text:p text:style-name="P78"/>
      <text:p text:style-name="P58"/>
      <text:p text:style-name="P59">AB testing: varias implementaciones de algo y el resultado tiene que ser el mismo.</text:p>
      <text:p text:style-name="P59"/>
      <text:p text:style-name="P59"/>
      <text:p text:style-name="P59"/>
      <text:p text:style-name="P59"/>
      <text:p text:style-name="P59"/>
      <text:p text:style-name="P60"><text:soft-page-break/>Token:</text:p>
      <text:p text:style-name="P60">“char”</text:p>
      <text:p text:style-name="P60">tipo: tipo</text:p>
      <text:p text:style-name="P60">valor: CHAR</text:p>
      <text:p text:style-name="P60"/>
      <text:p text:style-name="P79"/>
      <text:p text:style-name="P60"/>
      <text:p text:style-name="P61">Tema 2: análisis sintáctico</text:p>
      <text:p text:style-name="P61"/>
      <text:p text:style-name="P62">expresión: intrucción que puede devolver un valor.</text:p>
      <text:p text:style-name="P63">Parser: consume tokens y genera el AST.</text:p>
      <text:p text:style-name="P63"/>
      <text:p text:style-name="P64">Prográmate un árbol en GO.</text:p>
      <text:p text:style-name="P64"/>
      <text:p text:style-name="P65">En la T6, indica tipo de token</text:p>
      <text:p text:style-name="P65"/>
      <text:p text:style-name="P66">Tema 3:</text:p>
      <text:p text:style-name="P66"/>
      <text:p text:style-name="P66">todo esto lo que hace es comprobar que una cadena pertenece al lenguaje según las reglas de derivación. <text:span text:style-name="T21">Si err = nil es correcto</text:span></text:p>
      <text:p text:style-name="P66"/>
      <text:p text:style-name="P67">LL(1): eliminar ambigüedad, queno sea recursivo por la izquierda y un token de lookahead</text:p>
      <text:p text:style-name="P67"/>
      <text:p text:style-name="P68">Descendente recursivo bien, pero las reglas de precedencia hacen que sea mucho trabajo reescribir gramática:</text:p>
      <text:p text:style-name="P68"/>
      <text:p text:style-name="P68">las expr se pueden escribir de forma distina.</text:p>
      <text:p text:style-name="P68"/>
      <text:p text:style-name="P69">Pratt parsing:</text:p>
      <text:p text:style-name="P69"/>
      <text:p text:style-name="P69">dependiendo de cómo de pegajoso es el operador, va de una manera u otra (?) repasar/preguntar</text:p>
      <text:p text:style-name="P69"/>
      <text:p text:style-name="P70">t16 línea 10: llamar a expr con la prec. Para saber si sigue haciendo un subárbol o retorna.</text:p>
      <text:p text:style-name="P70"/>
      <text:p text:style-name="P70"/>
      <text:p text:style-name="P70">—</text:p>
      <text:p text:style-name="P70"/>
      <text:p text:style-name="P81">T5</text:p>
      <text:p text:style-name="P81"/>
      <text:p text:style-name="P82">Los tipos de símbolos tienen que ver con la gramática</text:p>
      <text:p text:style-name="P83">Shadowing: </text:p>
      <text:p text:style-name="P83"/>
      <text:p text:style-name="P84">var i int</text:p>
      <text:p text:style-name="P84"/>
      <text:p text:style-name="P84">func <text:span text:style-name="T22">patata(i int){</text:span></text:p>
      <text:p text:style-name="P84"/>
      <text:p text:style-name="P84"><text:tab/><text:span text:style-name="T22">i = 3</text:span></text:p>
      <text:p text:style-name="P85">}</text:p>
      <text:p text:style-name="P85"/>
      <text:p text:style-name="P86">Tal como en las transpas, tiene shadowing y esto se permite (la i vale lo <text:span text:style-name="T23">que se asigna en la func)</text:span></text:p>
      <text:p text:style-name="P87">T 16 es lo que hace el defKeyWords</text:p>
      <text:p text:style-name="P87"/>
      <text:p text:style-name="P88"><text:soft-page-break/>Las keywords deben ser simbolos predifinidos.</text:p>
      <text:p text:style-name="P89">En ATOM si el ID no se ha definido antes (el símbolo no existe) se da un error.</text:p>
      <text:p text:style-name="P89"/>
      <text:p text:style-name="P8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8:15:36.199495604</meta:creation-date>
    <dc:date>2019-11-15T19:11:06.068978325</dc:date>
    <meta:editing-duration>PT7H47M26S</meta:editing-duration>
    <meta:editing-cycles>160</meta:editing-cycles>
    <meta:generator>LibreOffice/6.0.7.3$Linux_X86_64 LibreOffice_project/00m0$Build-3</meta:generator>
    <meta:document-statistic meta:table-count="0" meta:image-count="0" meta:object-count="0" meta:page-count="7" meta:paragraph-count="170" meta:word-count="1119" meta:character-count="6294" meta:non-whitespace-character-count="5301"/>
  </office:meta>
</office:document-meta>
</file>